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4504" officeooo:paragraph-rsid="000d450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d4504" officeooo:paragraph-rsid="000d4504"/>
    </style:style>
    <style:style style:name="P3" style:family="paragraph" style:parent-style-name="Standard">
      <style:paragraph-properties fo:text-align="start" style:justify-single-word="false"/>
      <style:text-properties officeooo:rsid="000e36f3" officeooo:paragraph-rsid="000e36f3"/>
    </style:style>
    <style:style style:name="P4" style:family="paragraph" style:parent-style-name="Standard">
      <style:paragraph-properties fo:text-align="start" style:justify-single-word="false"/>
      <style:text-properties officeooo:rsid="000ebaef" officeooo:paragraph-rsid="000ebaef"/>
    </style:style>
    <style:style style:name="P5" style:family="paragraph" style:parent-style-name="Standard">
      <style:paragraph-properties fo:text-align="start" style:justify-single-word="false"/>
      <style:text-properties officeooo:rsid="00109ae8" officeooo:paragraph-rsid="00109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RIAL AGREGAR JWT EN PROYECTO SPRING BOOT Y ANGULAR</text:p>
      <text:p text:style-name="P2"/>
      <text:p text:style-name="P3"/>
      <text:p text:style-name="P3">JWT=json web token</text:p>
      <text:p text:style-name="P3">Spring boot con spring security</text:p>
      <text:p text:style-name="P3"/>
      <text:p text:style-name="P3">Utilizaremos HttpInterceptor de Angular para interceptar todos los HTTP request para agregar JWT autorizacion token en el header y en el servidor tendremos algun endpoints expuesto y seguridad con Spring security el recurso es solo accesible si el request tiene un TOKEN valido y esto es buscado en el <text:s/>header del request.</text:p>
      <text:p text:style-name="P3"/>
      <text:p text:style-name="P3">Este tutorial tiene 4 sectiones</text:p>
      <text:p text:style-name="P3"/>
      <text:p text:style-name="P3">1) Construimos nuestro proyecto angular</text:p>
      <text:p text:style-name="P3"/>
      <text:p text:style-name="P3">2) Creamos un proyecto spring boot application con servicios REST simple expuesto</text:p>
      <text:p text:style-name="P3"/>
      <text:p text:style-name="P3">3) Integramos JWT en el proyecto de spring boot</text:p>
      <text:p text:style-name="P3"/>
      <text:p text:style-name="P3">4) Integramos JWT en el proyecto de Angular usando HttpInterceptor</text:p>
      <text:p text:style-name="P3"/>
      <text:p text:style-name="P4">JWT:Define una forma compacta y autocontenidad para transmitir de manera segura la informacion entre las partes como un objecto JSON.</text:p>
      <text:p text:style-name="P4">Es un mecanismo de autenticacion sin estado ya que el estado del usuario nunca se guarda en la memoria del sevidor JWT consta de 3 partes separado por un (.) </text:p>
      <text:p text:style-name="P4"/>
      <text:p text:style-name="P4">HEADER.PAYLOAD.SIGNATURE</text:p>
      <text:p text:style-name="P4"/>
      <text:p text:style-name="P4">HEADER:tiene dos partes tipo de token y el hashing algoritmo usado</text:p>
      <text:p text:style-name="P4">{</text:p>
      <text:p text:style-name="P4"><text:tab/>“alg”:<text:tab/>”HS256”,</text:p>
      <text:p text:style-name="P4"><text:tab/>“typ”:<text:tab/>“JWT”</text:p>
      <text:p text:style-name="P4">}</text:p>
      <text:p text:style-name="P3"/>
      <text:p text:style-name="P5">PAYLOAD:Contiene los claims. Hay 3 tipos de claims </text:p>
      <text:p text:style-name="P5">1) reservado: son predefinida tales como iss(issuer), exp(expiration time), sub(subject), aud(audience)</text:p>
      <text:p text:style-name="P5">2) privada: podemos crear algunos custom clais tales como subject role, entre otros</text:p>
      <text:p text:style-name="P5">{</text:p>
      <text:p text:style-name="P5"><text:tab/>“sub”:<text:tab/>“Alex123”,</text:p>
      <text:p text:style-name="P5"><text:tab/>“scopes”: [</text:p>
      <text:p text:style-name="P5"><text:tab/><text:tab/>{“authority” : “ROLE_ADMIN”}</text:p>
      <text:p text:style-name="P5"><text:tab/> <text:s/>],</text:p>
      <text:p text:style-name="P5"><text:tab/> <text:s/>“iss” : “<text:a xlink:type="simple" xlink:href="http://devglan.com/" text:style-name="Internet_20_link" text:visited-style-name="Visited_20_Internet_20_Link">http://devglan.com</text:a>”</text:p>
      <text:p text:style-name="P5"><text:tab/> <text:s/>“iat”: 1508607322</text:p>
      <text:p text:style-name="P5"><text:tab/> <text:s/>“exp”: 1508625322</text:p>
      <text:p text:style-name="P5">}</text:p>
      <text:p text:style-name="P5"/>
      <text:p text:style-name="P3">https://www.devglan.com/spring-security/angular-jwt-authenti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06:53:37.586621734</meta:creation-date>
    <dc:date>2018-10-13T07:40:25.629733048</dc:date>
    <meta:editing-duration>PT20M5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30" meta:word-count="228" meta:character-count="1542" meta:non-whitespace-character-count="1323"/>
  </office:meta>
</office:document-meta>
</file>